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A00006338000034EBC3E571A7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8.09cm" fo:margin-left="-1.275cm" fo:margin-right="0.445cm" table:align="margins" style:shadow="none"/>
    </style:style>
    <style:style style:name="Таблица1.A" style:family="table-column">
      <style:table-column-properties style:column-width="2.417cm" style:rel-column-width="1370*"/>
    </style:style>
    <style:style style:name="Таблица1.B" style:family="table-column">
      <style:table-column-properties style:column-width="1.281cm" style:rel-column-width="726*"/>
    </style:style>
    <style:style style:name="Таблица1.C" style:family="table-column">
      <style:table-column-properties style:column-width="1.134cm" style:rel-column-width="643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1.362cm" style:rel-column-width="772*"/>
    </style:style>
    <style:style style:name="Таблица1.F" style:family="table-column">
      <style:table-column-properties style:column-width="1.27cm" style:rel-column-width="720*"/>
    </style:style>
    <style:style style:name="Таблица1.G" style:family="table-column">
      <style:table-column-properties style:column-width="0.997cm" style:rel-column-width="565*"/>
    </style:style>
    <style:style style:name="Таблица1.H" style:family="table-column">
      <style:table-column-properties style:column-width="1.021cm" style:rel-column-width="579*"/>
    </style:style>
    <style:style style:name="Таблица1.I" style:family="table-column">
      <style:table-column-properties style:column-width="1.859cm" style:rel-column-width="1054*"/>
    </style:style>
    <style:style style:name="Таблица1.J" style:family="table-column">
      <style:table-column-properties style:column-width="1.951cm" style:rel-column-width="1106*"/>
    </style:style>
    <style:style style:name="Таблица1.K" style:family="table-column">
      <style:table-column-properties style:column-width="1.603cm" style:rel-column-width="9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J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K2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R2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Таблица1.3" style:family="table-row">
      <style:table-row-properties style:min-row-height="2cm"/>
    </style:style>
    <style:style style:name="Таблица1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Таблица1.F3" style:family="table-cell" style:data-style-name="N1">
      <style:table-cell-properties fo:padding="0.097cm" fo:border-left="0.002cm solid #000000" fo:border-right="none" fo:border-top="none" fo:border-bottom="0.002cm solid #000000"/>
    </style:style>
    <style:style style:name="Таблица1.G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K3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L3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Таблица1.R3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Таблица1.J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K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L4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1.R4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9.253cm"/>
        </style:tab-stops>
      </style:paragraph-properties>
    </style:style>
    <style:style style:name="P5" style:family="paragraph" style:parent-style-name="Table_20_Contents">
      <style:paragraph-properties fo:margin-left="-0.007cm" fo:margin-right="-0.028cm" fo:text-align="center" style:justify-single-word="false" fo:text-indent="0cm" style:auto-text-indent="false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987cm" draw:visible-area-height="0.67cm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6">
      <number:number number:decimal-places="1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 table:number-columns-repeated="8"/>
        <table:table-row>
          <table:table-cell table:style-name="Таблица1.A1" table:number-rows-spanned="2" office:value-type="string">
            <text:p text:style-name="P1">Операция</text:p>
          </table:table-cell>
          <table:table-cell table:style-name="Таблица1.A1" table:number-rows-spanned="2" office:value-type="string">
            <text:p text:style-name="P1"><draw:frame draw:style-name="fr2" draw:name="Объект74" text:anchor-type="as-char" svg:width="0.988cm" svg:height="0.67cm" draw:z-index="1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table:number-rows-spanned="2" office:value-type="string">
            <text:p text:style-name="P1">Кв</text:p>
          </table:table-cell>
          <table:table-cell table:style-name="Таблица1.A1" table:number-rows-spanned="2" office:value-type="string">
            <text:p text:style-name="P1"><draw:frame draw:style-name="fr1" draw:name="Графический объект6" text:anchor-type="as-char" svg:width="1.058cm" svg:height="0.626cm" draw:z-index="0"><draw:image xlink:href="Pictures/2000001A00006338000034EBC3E571A7.wmf" xlink:type="simple" xlink:show="embed" xlink:actuate="onLoad"/></draw:frame></text:p>
          </table:table-cell>
          <table:table-cell table:style-name="Таблица1.A1" table:number-rows-spanned="2" office:value-type="string">
            <text:p text:style-name="P1">%рм</text:p>
          </table:table-cell>
          <table:table-cell table:style-name="Таблица1.A1" table:number-rows-spanned="2" office:value-type="string">
            <text:p text:style-name="P1">Кол. РМ</text:p>
          </table:table-cell>
          <table:table-cell table:style-name="Таблица1.A1" table:number-rows-spanned="2" office:value-type="string">
            <text:p text:style-name="P1">№рм</text:p>
          </table:table-cell>
          <table:table-cell table:style-name="Таблица1.A1" table:number-columns-spanned="2" office:value-type="string">
            <text:p text:style-name="P1">Загрузка РМ</text:p>
          </table:table-cell>
          <table:covered-table-cell/>
          <table:table-cell table:style-name="Таблица1.J1" table:number-rows-spanned="2" office:value-type="string">
            <text:p text:style-name="P1">Пор. Об. РМ.</text:p>
          </table:table-cell>
          <table:table-cell table:style-name="Таблица1.J1" table:number-columns-spanned="8" office:value-type="string">
            <text:p text:style-name="P1">График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1">%</text:p>
          </table:table-cell>
          <table:table-cell table:style-name="Таблица1.A2" office:value-type="string">
            <text:p text:style-name="P1">мин</text:p>
          </table:table-cell>
          <table:covered-table-cell/>
          <table:table-cell table:style-name="Таблица1.K2" office:value-type="float" office:value="60">
            <text:p text:style-name="P2">60</text:p>
          </table:table-cell>
          <table:table-cell table:style-name="Таблица1.K2" office:value-type="float" office:value="120">
            <text:p text:style-name="P2">120</text:p>
          </table:table-cell>
          <table:table-cell table:style-name="Таблица1.K2" office:value-type="float" office:value="180">
            <text:p text:style-name="P2">180</text:p>
          </table:table-cell>
          <table:table-cell table:style-name="Таблица1.K2" office:value-type="float" office:value="240">
            <text:p text:style-name="P2">240</text:p>
          </table:table-cell>
          <table:table-cell table:style-name="Таблица1.K2" office:value-type="float" office:value="300">
            <text:p text:style-name="P2">300</text:p>
          </table:table-cell>
          <table:table-cell table:style-name="Таблица1.K2" office:value-type="float" office:value="360">
            <text:p text:style-name="P2">360</text:p>
          </table:table-cell>
          <table:table-cell table:style-name="Таблица1.K2" office:value-type="float" office:value="420">
            <text:p text:style-name="P2">420</text:p>
          </table:table-cell>
          <table:table-cell table:style-name="Таблица1.R2" office:value-type="float" office:value="480">
            <text:p text:style-name="P2">480</text:p>
          </table:table-cell>
        </table:table-row>
        <table:table-row table:style-name="Таблица1.3">
          <table:table-cell table:style-name="Таблица1.A2" office:value-type="string">
            <text:p text:style-name="P3">фрезерная</text:p>
          </table:table-cell>
          <table:table-cell table:style-name="Таблица1.B3" office:value-type="float" office:value="4.8">
            <text:p text:style-name="P3">4,8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4.8">
            <text:p text:style-name="P1">4,8</text:p>
          </table:table-cell>
          <table:table-cell table:style-name="Таблица1.B3" office:value-type="float" office:value="0.66">
            <text:p text:style-name="P3">0,7</text:p>
          </table:table-cell>
          <table:table-cell table:style-name="Таблица1.F3" office:value-type="float" office:value="1">
            <text:p text:style-name="P3">1</text:p>
          </table:table-cell>
          <table:table-cell table:style-name="Таблица1.G3" office:value-type="float" office:value="1">
            <text:p text:style-name="P3">1</text:p>
          </table:table-cell>
          <table:table-cell table:style-name="Таблица1.B3" office:value-type="float" office:value="66">
            <text:p text:style-name="P3">66,0</text:p>
          </table:table-cell>
          <table:table-cell table:style-name="Таблица1.G3" office:value-type="float" office:value="316">
            <text:p text:style-name="P3">316</text:p>
          </table:table-cell>
          <table:table-cell table:style-name="Таблица1.J2" office:value-type="string">
            <text:p text:style-name="P3">1+3 (1)</text:p>
          </table:table-cell>
          <table:table-cell table:style-name="Таблица1.K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L3" office:value-type="string">
            <text:p text:style-name="P3"/>
          </table:table-cell>
          <table:table-cell table:style-name="Таблица1.R3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3">шлифовальная</text:p>
          </table:table-cell>
          <table:table-cell table:style-name="Таблица1.B3" office:value-type="float" office:value="9.2">
            <text:p text:style-name="P3">9,2</text:p>
          </table:table-cell>
          <table:table-cell table:style-name="Таблица1.B3" office:value-type="float" office:value="1.2">
            <text:p text:style-name="P3">1,2</text:p>
          </table:table-cell>
          <table:table-cell table:style-name="Таблица1.B3" office:value-type="float" office:value="7.6">
            <text:p text:style-name="P1">7,6</text:p>
          </table:table-cell>
          <table:table-cell table:style-name="Таблица1.B3" office:value-type="float" office:value="1.12">
            <text:p text:style-name="P3">1,1</text:p>
          </table:table-cell>
          <table:table-cell table:style-name="Таблица1.F3" office:value-type="float" office:value="2">
            <text:p text:style-name="P3">2</text:p>
          </table:table-cell>
          <table:table-cell table:style-name="Таблица1.G3" office:value-type="float" office:value="0">
            <text:p text:style-name="P3">2</text:p>
            <text:p text:style-name="P3"/>
            <text:p text:style-name="P3">3</text:p>
          </table:table-cell>
          <table:table-cell table:style-name="Таблица1.B3" office:value-type="float" office:value="0">
            <text:p text:style-name="P3">100</text:p>
            <text:p text:style-name="P3"/>
            <text:p text:style-name="P3">12</text:p>
          </table:table-cell>
          <table:table-cell table:style-name="Таблица1.G3" office:value-type="float" office:value="480">
            <text:p text:style-name="P3">480</text:p>
          </table:table-cell>
          <table:table-cell table:style-name="Таблица1.J4" office:value-type="float" office:value="0">
            <text:p text:style-name="P3">2 (2)</text:p>
            <text:p text:style-name="P3"/>
            <text:p text:style-name="P3">3+1 (1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3">слесарная</text:p>
          </table:table-cell>
          <table:table-cell table:style-name="Таблица1.B3" office:value-type="float" office:value="9">
            <text:p text:style-name="P3">9,0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9">
            <text:p text:style-name="P1">9,0</text:p>
          </table:table-cell>
          <table:table-cell table:style-name="Таблица1.B3" office:value-type="float" office:value="1.33">
            <text:p text:style-name="P3">1,3</text:p>
          </table:table-cell>
          <table:table-cell table:style-name="Таблица1.F3" office:value-type="float" office:value="2">
            <text:p text:style-name="P3">2</text:p>
          </table:table-cell>
          <table:table-cell table:style-name="Таблица1.G3" office:value-type="float" office:value="0">
            <text:p text:style-name="P3">4</text:p>
            <text:p text:style-name="P3"/>
            <text:p text:style-name="P3">5</text:p>
          </table:table-cell>
          <table:table-cell table:style-name="Таблица1.B3" office:value-type="float" office:value="0">
            <text:p text:style-name="P3">100</text:p>
            <text:p text:style-name="P3"/>
            <text:p text:style-name="P3">33</text:p>
          </table:table-cell>
          <table:table-cell table:style-name="Таблица1.G3" office:value-type="float" office:value="58">
            <text:p text:style-name="P3">58</text:p>
          </table:table-cell>
          <table:table-cell table:style-name="Таблица1.J4" office:value-type="float" office:value="0">
            <text:p text:style-name="P3">4 (3)</text:p>
            <text:p text:style-name="P3"/>
            <text:p text:style-name="P3">5+6 (4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3">токарная</text:p>
          </table:table-cell>
          <table:table-cell table:style-name="Таблица1.B3" office:value-type="float" office:value="4.4">
            <text:p text:style-name="P3">4,4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4.4">
            <text:p text:style-name="P1">4,4</text:p>
          </table:table-cell>
          <table:table-cell table:style-name="Таблица1.B3" office:value-type="float" office:value="0.65">
            <text:p text:style-name="P3">0,7</text:p>
          </table:table-cell>
          <table:table-cell table:style-name="Таблица1.F3" office:value-type="float" office:value="1">
            <text:p text:style-name="P3">1</text:p>
          </table:table-cell>
          <table:table-cell table:style-name="Таблица1.G3" office:value-type="float" office:value="6">
            <text:p text:style-name="P3">6</text:p>
          </table:table-cell>
          <table:table-cell table:style-name="Таблица1.B3" office:value-type="float" office:value="65">
            <text:p text:style-name="P3">65,0</text:p>
          </table:table-cell>
          <table:table-cell table:style-name="Таблица1.G3" office:value-type="float" office:value="312">
            <text:p text:style-name="P3">312</text:p>
          </table:table-cell>
          <table:table-cell table:style-name="Таблица1.J2" office:value-type="string">
            <text:p text:style-name="P3">6+5 (4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3">фрезерная</text:p>
          </table:table-cell>
          <table:table-cell table:style-name="Таблица1.B3" office:value-type="float" office:value="6">
            <text:p text:style-name="P3">6,0</text:p>
          </table:table-cell>
          <table:table-cell table:style-name="Таблица1.B3" office:value-type="float" office:value="1.1">
            <text:p text:style-name="P3">1,1</text:p>
          </table:table-cell>
          <table:table-cell table:style-name="Таблица1.B3" office:value-type="float" office:value="5.45">
            <text:p text:style-name="P1">5,5</text:p>
          </table:table-cell>
          <table:table-cell table:style-name="Таблица1.B3" office:value-type="float" office:value="0.8">
            <text:p text:style-name="P3">0,8</text:p>
          </table:table-cell>
          <table:table-cell table:style-name="Таблица1.F3" office:value-type="float" office:value="1">
            <text:p text:style-name="P3">1</text:p>
          </table:table-cell>
          <table:table-cell table:style-name="Таблица1.G3" office:value-type="float" office:value="7">
            <text:p text:style-name="P3">7</text:p>
          </table:table-cell>
          <table:table-cell table:style-name="Таблица1.B3" office:value-type="float" office:value="80">
            <text:p text:style-name="P3">80,0</text:p>
          </table:table-cell>
          <table:table-cell table:style-name="Таблица1.G3" office:value-type="float" office:value="384">
            <text:p text:style-name="P3">384</text:p>
          </table:table-cell>
          <table:table-cell table:style-name="Таблица1.J2" office:value-type="string">
            <text:p text:style-name="P3">7+11 (5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3">слесарная</text:p>
          </table:table-cell>
          <table:table-cell table:style-name="Таблица1.B3" office:value-type="float" office:value="5.6">
            <text:p text:style-name="P3">5,6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5.6">
            <text:p text:style-name="P1">5,6</text:p>
          </table:table-cell>
          <table:table-cell table:style-name="Таблица1.B3" office:value-type="float" office:value="0.82">
            <text:p text:style-name="P3">0,8</text:p>
          </table:table-cell>
          <table:table-cell table:style-name="Таблица1.F3" office:value-type="float" office:value="1">
            <text:p text:style-name="P3">1</text:p>
          </table:table-cell>
          <table:table-cell table:style-name="Таблица1.G3" office:value-type="float" office:value="8">
            <text:p text:style-name="P3">8</text:p>
          </table:table-cell>
          <table:table-cell table:style-name="Таблица1.B3" office:value-type="float" office:value="82">
            <text:p text:style-name="P3">82,0</text:p>
          </table:table-cell>
          <table:table-cell table:style-name="Таблица1.G3" office:value-type="float" office:value="394">
            <text:p text:style-name="P3">394</text:p>
          </table:table-cell>
          <table:table-cell table:style-name="Таблица1.J2" office:value-type="string">
            <text:p text:style-name="P3">8 (6)</text:p>
          </table:table-cell>
          <table:table-cell table:style-name="Таблица1.K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L4" office:value-type="string">
            <text:p text:style-name="P4"/>
          </table:table-cell>
          <table:table-cell table:style-name="Таблица1.R4" office:value-type="string">
            <text:p text:style-name="P4"/>
          </table:table-cell>
        </table:table-row>
        <table:table-row table:style-name="Таблица1.3">
          <table:table-cell table:style-name="Таблица1.A2" office:value-type="string">
            <text:p text:style-name="P3">сверлильная</text:p>
          </table:table-cell>
          <table:table-cell table:style-name="Таблица1.B3" office:value-type="float" office:value="7">
            <text:p text:style-name="P3">7,0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7">
            <text:p text:style-name="P1">7,0</text:p>
          </table:table-cell>
          <table:table-cell table:style-name="Таблица1.B3" office:value-type="float" office:value="1.04">
            <text:p text:style-name="P3">1,0</text:p>
          </table:table-cell>
          <table:table-cell table:style-name="Таблица1.F3" office:value-type="float" office:value="1">
            <text:p text:style-name="P3">1</text:p>
          </table:table-cell>
          <table:table-cell table:style-name="Таблица1.G3" office:value-type="float" office:value="9">
            <text:p text:style-name="P3">9</text:p>
          </table:table-cell>
          <table:table-cell table:style-name="Таблица1.B3" office:value-type="float" office:value="100">
            <text:p text:style-name="P3">100,0</text:p>
          </table:table-cell>
          <table:table-cell table:style-name="Таблица1.G3" office:value-type="float" office:value="480">
            <text:p text:style-name="P3">480</text:p>
          </table:table-cell>
          <table:table-cell table:style-name="Таблица1.J2" office:value-type="string">
            <text:p text:style-name="P3">9 (7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  <table:table-row table:style-name="Таблица1.3">
          <table:table-cell table:style-name="Таблица1.A2" office:value-type="string">
            <text:p text:style-name="P5">токарная</text:p>
          </table:table-cell>
          <table:table-cell table:style-name="Таблица1.B3" office:value-type="float" office:value="8">
            <text:p text:style-name="P3">8,0</text:p>
          </table:table-cell>
          <table:table-cell table:style-name="Таблица1.B3" office:value-type="float" office:value="1">
            <text:p text:style-name="P3">1,0</text:p>
          </table:table-cell>
          <table:table-cell table:style-name="Таблица1.B3" office:value-type="float" office:value="8">
            <text:p text:style-name="P1">8,0</text:p>
          </table:table-cell>
          <table:table-cell table:style-name="Таблица1.B3" office:value-type="float" office:value="1.18">
            <text:p text:style-name="P3">1,2</text:p>
          </table:table-cell>
          <table:table-cell table:style-name="Таблица1.F3" office:value-type="float" office:value="2">
            <text:p text:style-name="P3">2</text:p>
          </table:table-cell>
          <table:table-cell table:style-name="Таблица1.G3" office:value-type="float" office:value="0">
            <text:p text:style-name="P3">10</text:p>
            <text:p text:style-name="P3"/>
            <text:p text:style-name="P3">11</text:p>
          </table:table-cell>
          <table:table-cell table:style-name="Таблица1.B3" office:value-type="float" office:value="0">
            <text:p text:style-name="P3">100</text:p>
            <text:p text:style-name="P3"/>
            <text:p text:style-name="P3">18</text:p>
          </table:table-cell>
          <table:table-cell table:style-name="Таблица1.G3" office:value-type="float" office:value="0">
            <text:p text:style-name="P3">480</text:p>
            <text:p text:style-name="P3">86</text:p>
          </table:table-cell>
          <table:table-cell table:style-name="Таблица1.J4" office:value-type="float" office:value="0">
            <text:p text:style-name="P3">10 (8)</text:p>
            <text:p text:style-name="P3"/>
            <text:p text:style-name="P3">11+7 (5)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R4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0.901cm" fo:margin-left="2cm" fo:margin-right="0.4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7T16:25:46</meta:creation-date>
    <meta:generator>OpenOffice.org/3.0$Unix OpenOffice.org_project/300m15$Build-9379</meta:generator>
    <dc:date>2009-04-17T16:52:54</dc:date>
    <meta:editing-duration>PT00H27M08S</meta:editing-duration>
    <meta:editing-cycles>5</meta:editing-cycles>
    <meta:document-statistic meta:table-count="1" meta:image-count="1" meta:object-count="1" meta:page-count="1" meta:paragraph-count="110" meta:word-count="125" meta:character-count="411"/>
    <meta:user-defined meta:name="Поле 1"/>
    <meta:user-defined meta:name="Поле 2"/>
    <meta:user-defined meta:name="Поле 3"/>
    <meta:user-defined meta:name="Поле 4"/>
  </office:meta>
</office:document-meta>
</file>